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23725a" officeooo:paragraph-rsid="0023725a"/>
    </style:style>
    <style:style style:name="P2" style:family="paragraph" style:parent-style-name="text">
      <style:text-properties style:font-name="Times New Roman" officeooo:rsid="00340841" officeooo:paragraph-rsid="00340841" style:font-size-asian="10.5pt"/>
    </style:style>
    <style:style style:name="P3" style:family="paragraph" style:parent-style-name="text">
      <style:text-properties style:font-name="Times New Roman" officeooo:rsid="001f999d" officeooo:paragraph-rsid="00340841" style:font-size-asian="10.5pt"/>
    </style:style>
    <style:style style:name="P4" style:family="paragraph" style:parent-style-name="text" style:list-style-name="L1"/>
    <style:style style:name="P5" style:family="paragraph" style:parent-style-name="text" style:list-style-name="L1">
      <style:text-properties officeooo:rsid="0021b387" officeooo:paragraph-rsid="00282615"/>
    </style:style>
    <style:style style:name="P6" style:family="paragraph" style:parent-style-name="text" style:list-style-name="L1">
      <style:text-properties officeooo:rsid="0021b387" officeooo:paragraph-rsid="0021b387"/>
    </style:style>
    <style:style style:name="P7" style:family="paragraph" style:parent-style-name="text" style:list-style-name="L1">
      <style:text-properties officeooo:rsid="00116acc" officeooo:paragraph-rsid="00116acc"/>
    </style:style>
    <style:style style:name="P8" style:family="paragraph" style:parent-style-name="text" style:list-style-name="L1">
      <style:text-properties officeooo:rsid="00116acc" officeooo:paragraph-rsid="00282615"/>
    </style:style>
    <style:style style:name="P9" style:family="paragraph" style:parent-style-name="text" style:list-style-name="L1">
      <style:text-properties officeooo:rsid="00116acc" officeooo:paragraph-rsid="0018b6ca"/>
    </style:style>
    <style:style style:name="P10" style:family="paragraph" style:parent-style-name="text" style:list-style-name="L1">
      <style:text-properties officeooo:rsid="00116acc" officeooo:paragraph-rsid="0019cb4d"/>
    </style:style>
    <style:style style:name="P11" style:family="paragraph" style:parent-style-name="text" style:list-style-name="L1">
      <style:text-properties officeooo:rsid="00282615" officeooo:paragraph-rsid="00282615"/>
    </style:style>
    <style:style style:name="P12" style:family="paragraph" style:parent-style-name="text" style:list-style-name="L1">
      <style:text-properties officeooo:rsid="0023725a" officeooo:paragraph-rsid="0023725a"/>
    </style:style>
    <style:style style:name="P13" style:family="paragraph" style:parent-style-name="text" style:list-style-name="L2">
      <style:text-properties officeooo:rsid="0023725a" officeooo:paragraph-rsid="002d8101"/>
    </style:style>
    <style:style style:name="P14" style:family="paragraph" style:parent-style-name="text" style:list-style-name="L3">
      <style:text-properties officeooo:rsid="0023725a" officeooo:paragraph-rsid="0023725a"/>
    </style:style>
    <style:style style:name="P15" style:family="paragraph" style:parent-style-name="text" style:list-style-name="L1">
      <style:text-properties officeooo:rsid="00287a10" officeooo:paragraph-rsid="00287a10"/>
    </style:style>
    <style:style style:name="P16" style:family="paragraph" style:parent-style-name="text" style:list-style-name="L1">
      <style:text-properties officeooo:rsid="00296350" officeooo:paragraph-rsid="00296350"/>
    </style:style>
    <style:style style:name="P17" style:family="paragraph" style:parent-style-name="text" style:list-style-name="L1">
      <style:text-properties officeooo:rsid="0029eaea" officeooo:paragraph-rsid="0029eaea"/>
    </style:style>
    <style:style style:name="P18" style:family="paragraph" style:parent-style-name="text" style:list-style-name="L1">
      <style:text-properties officeooo:rsid="0019cb4d" officeooo:paragraph-rsid="0019cb4d"/>
    </style:style>
    <style:style style:name="P19" style:family="paragraph" style:parent-style-name="text" style:list-style-name="L1">
      <style:text-properties officeooo:rsid="002d8101" officeooo:paragraph-rsid="002d8101"/>
    </style:style>
    <style:style style:name="P20" style:family="paragraph" style:parent-style-name="text" style:list-style-name="L1">
      <style:text-properties officeooo:rsid="00130026" officeooo:paragraph-rsid="00130026"/>
    </style:style>
    <style:style style:name="P21" style:family="paragraph" style:parent-style-name="text" style:list-style-name="L1">
      <style:text-properties officeooo:rsid="002f1888" officeooo:paragraph-rsid="002f1888"/>
    </style:style>
    <style:style style:name="P22" style:family="paragraph" style:parent-style-name="text" style:list-style-name="L3">
      <style:text-properties officeooo:rsid="002f1888" officeooo:paragraph-rsid="002f1888"/>
    </style:style>
    <style:style style:name="P23" style:family="paragraph" style:parent-style-name="text" style:list-style-name="L1">
      <style:text-properties officeooo:rsid="001a0098" officeooo:paragraph-rsid="001a0098"/>
    </style:style>
    <style:style style:name="P24" style:family="paragraph" style:parent-style-name="text" style:list-style-name="L3">
      <style:text-properties officeooo:rsid="001a5e8f" officeooo:paragraph-rsid="001a5e8f"/>
    </style:style>
    <style:style style:name="P25" style:family="paragraph" style:parent-style-name="text" style:list-style-name="L3">
      <style:text-properties officeooo:rsid="0030c776" officeooo:paragraph-rsid="0030c776"/>
    </style:style>
    <style:style style:name="P26" style:family="paragraph" style:parent-style-name="text" style:list-style-name="L1">
      <style:text-properties style:font-name="Times New Roman" officeooo:rsid="0023725a" officeooo:paragraph-rsid="0023725a" style:font-size-asian="10.5pt"/>
    </style:style>
    <style:style style:name="P27" style:family="paragraph" style:parent-style-name="text" style:list-style-name="L4">
      <style:text-properties style:font-name="Times New Roman" officeooo:rsid="00315638" officeooo:paragraph-rsid="00315638" style:font-size-asian="10.5pt"/>
    </style:style>
    <style:style style:name="P28" style:family="paragraph" style:parent-style-name="text" style:list-style-name="L4">
      <style:text-properties style:font-name="Times New Roman" officeooo:rsid="003265a1" officeooo:paragraph-rsid="003265a1" style:font-size-asian="10.5pt"/>
    </style:style>
    <style:style style:name="P29" style:family="paragraph" style:parent-style-name="text" style:list-style-name="L4">
      <style:text-properties style:font-name="Times New Roman" officeooo:rsid="00340841" officeooo:paragraph-rsid="00340841" style:font-size-asian="10.5pt"/>
    </style:style>
    <style:style style:name="P30" style:family="paragraph" style:parent-style-name="text" style:list-style-name="L4">
      <style:text-properties style:font-name="Times New Roman" officeooo:rsid="003175f6" officeooo:paragraph-rsid="003175f6" style:font-size-asian="10.5pt"/>
    </style:style>
    <style:style style:name="P31" style:family="paragraph" style:parent-style-name="text" style:list-style-name="L4">
      <style:text-properties style:font-name="Times New Roman" officeooo:rsid="003175f6" officeooo:paragraph-rsid="00340841" style:font-size-asian="10.5pt"/>
    </style:style>
    <style:style style:name="P32" style:family="paragraph" style:parent-style-name="text" style:list-style-name="L1">
      <style:text-properties officeooo:rsid="0036661d" officeooo:paragraph-rsid="0036661d"/>
    </style:style>
    <style:style style:name="P33" style:family="paragraph" style:parent-style-name="text">
      <style:text-properties officeooo:rsid="0036661d" officeooo:paragraph-rsid="0036661d"/>
    </style:style>
    <style:style style:name="T1" style:family="text">
      <style:text-properties officeooo:rsid="001a5e8f"/>
    </style:style>
    <style:style style:name="T2" style:family="text">
      <style:text-properties officeooo:rsid="00250baf"/>
    </style:style>
    <style:style style:name="T3" style:family="text">
      <style:text-properties officeooo:rsid="0026d77f"/>
    </style:style>
    <style:style style:name="T4" style:family="text">
      <style:text-properties officeooo:rsid="00282615"/>
    </style:style>
    <style:style style:name="T5" style:family="text">
      <style:text-properties officeooo:rsid="00287a10"/>
    </style:style>
    <style:style style:name="T6" style:family="text">
      <style:text-properties officeooo:rsid="00296350"/>
    </style:style>
    <style:style style:name="T7" style:family="text">
      <style:text-properties officeooo:rsid="0029eaea"/>
    </style:style>
    <style:style style:name="T8" style:family="text">
      <style:text-properties officeooo:rsid="002bc7d1"/>
    </style:style>
    <style:style style:name="T9" style:family="text">
      <style:text-properties officeooo:rsid="002d8101"/>
    </style:style>
    <style:style style:name="T10" style:family="text">
      <style:text-properties officeooo:rsid="002f1888"/>
    </style:style>
    <style:style style:name="T11" style:family="text">
      <style:text-properties officeooo:rsid="0030c776"/>
    </style:style>
    <style:style style:name="T12" style:family="text">
      <style:text-properties officeooo:rsid="003265a1"/>
    </style:style>
    <style:style style:name="T13" style:family="text">
      <style:text-properties officeooo:rsid="00340841"/>
    </style:style>
    <style:style style:name="T14" style:family="text">
      <style:text-properties officeooo:rsid="0036661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el Hynek Mácha: Máj</text:p>
      <text:list xml:id="list2750116420" text:style-name="L1">
        <text:list-item>
          <text:p text:style-name="P4"/>
          <text:list>
            <text:list-item>
              <text:p text:style-name="P5">poezie; <text:span text:style-name="T12">lyrikoepika</text:span>; <text:span text:style-name="T4">básnická povídka</text:span></text:p>
              <text:list>
                <text:list-item>
                  <text:p text:style-name="P6">dějové i lyrické pasáže, veršované</text:p>
                </text:list-item>
              </text:list>
            </text:list-item>
            <text:list-item>
              <text:p text:style-name="P7">Téma <text:span text:style-name="T4">a motivy</text:span></text:p>
              <text:list>
                <text:list-item>
                  <text:p text:style-name="P7">úryvku: <text:span text:style-name="T5">obava ze smrti, čas do smrti, příroda, přírodní krásy, láska</text:span></text:p>
                </text:list-item>
                <text:list-item>
                  <text:p text:style-name="P8">díla:</text:p>
                  <text:list>
                    <text:list-item>
                      <text:p text:style-name="P11">osud a smrt vůdce zbojníků, májová příroda (kontrast)</text:p>
                    </text:list-item>
                    <text:list-item>
                      <text:p text:style-name="P11">myšlenky: vina, myšlenky na smrt</text:p>
                    </text:list-item>
                    <text:list-item>
                      <text:p text:style-name="P11">pomsta (nenávist, odplata), láska, trest, smrt, sebevražda, vražda, lesů pán (lupič), květen, láska k přírodě, krajině</text:p>
                    </text:list-item>
                  </text:list>
                </text:list-item>
              </text:list>
            </text:list-item>
            <text:list-item>
              <text:p text:style-name="P9">úryvek je z <text:span text:style-name="T3">první poloviny díla (2. zpěv), Vilém se shání po Jarmile, lyrická oblast</text:span></text:p>
            </text:list-item>
            <text:list-item>
              <text:p text:style-name="P7">u města Hiršberg (Doksy) mezi horami <text:span text:style-name="T5">(poblíž Máchova jezera)</text:span>; <text:span text:style-name="T5">od večera 1. Května do večera 2, Května</text:span> <text:span text:style-name="T3">soudobě s autorem – začátek 19. stol, část děje se odehrává po sedmi letech od události</text:span></text:p>
            </text:list-item>
            <text:list-item>
              <text:p text:style-name="P10">kompozice</text:p>
              <text:list>
                <text:list-item>
                  <text:p text:style-name="P12"><text:span text:style-name="T8">chronologicky; </text:span>retrospektivní <text:span text:style-name="T8">části</text:span></text:p>
                  <text:list>
                    <text:list-item>
                      <text:p text:style-name="P12">zpětné zamyšlení …</text:p>
                    </text:list-item>
                  </text:list>
                </text:list-item>
                <text:list-item>
                  <text:p text:style-name="P15">4 zpěvy a 2 mezihry, <text:span text:style-name="T6">vlastenecký předzpěv </text:span></text:p>
                  <text:list>
                    <text:list-item>
                      <text:p text:style-name="P16">Jarmila hledá Viléma, doslechne se o Vilémově popravě (protože zabil Jarmilina svůdce), <text:span text:style-name="T7">spáchá sebevraždu</text:span></text:p>
                    </text:list-item>
                    <text:list-item>
                      <text:p text:style-name="P16">lyrická pasáž z věznice</text:p>
                      <text:list>
                        <text:list-item>
                          <text:p text:style-name="P16">úvahy o Jarmile, obviňuje svého otce</text:p>
                        </text:list-item>
                        <text:list-item>
                          <text:p text:style-name="P16">soucit strážného</text:p>
                        </text:list-item>
                      </text:list>
                    </text:list-item>
                    <text:list-item>
                      <text:p text:style-name="P17">poprava</text:p>
                    </text:list-item>
                    <text:list-item>
                      <text:p text:style-name="P17">poutník Hynek se vrací k popravišti, prožívá s ním souznění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/></text:p>
          <text:list>
            <text:list-item>
              <text:p text:style-name="P7">vypravěč:</text:p>
              <text:list>
                <text:list-item>
                  <text:p text:style-name="P12"><text:span text:style-name="T8">1.-3. <text:s/></text:span>ano, hojně zastoupení</text:p>
                </text:list-item>
                <text:list-item>
                  <text:p text:style-name="P12">ve čtvrtém zpěvu autor vystupuje v osobě Hynka</text:p>
                </text:list-item>
              </text:list>
            </text:list-item>
            <text:list-item>
              <text:p text:style-name="P18">vyprávěcí způsoby, typy promluv</text:p>
              <text:list>
                <text:list-item>
                  <text:p text:style-name="P18">Er forma <text:span text:style-name="T8">(Ich forma ve 4. zpěvu)</text:span></text:p>
                </text:list-item>
                <text:list-item>
                  <text:p text:style-name="P18">nejvíce prostoru dáno pásmu vypravěče</text:p>
                </text:list-item>
              </text:list>
            </text:list-item>
            <text:list-item>
              <text:p text:style-name="P19">veršová výstavba</text:p>
              <text:list>
                <text:list-item>
                  <text:p text:style-name="P19">8 slabik – jamby, trochej</text:p>
                </text:list-item>
              </text:list>
            </text:list-item>
            <text:list-item>
              <text:p text:style-name="P20">postavy</text:p>
              <text:list>
                <text:list-item>
                  <text:p text:style-name="P12">Vilém</text:p>
                  <text:list>
                    <text:list-item>
                      <text:p text:style-name="P12">lupič (lesů pán)</text:p>
                    </text:list-item>
                    <text:list-item>
                      <text:p text:style-name="P12">zamilovaný do Jarmily</text:p>
                    </text:list-item>
                    <text:list-item>
                      <text:p text:style-name="P12">pomstychtivý, <text:span text:style-name="T9">žárlivý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79417223" text:style-name="L2">
        <text:list-item>
          <text:list>
            <text:list-item>
              <text:list>
                <text:list-item>
                  <text:list>
                    <text:list-item>
                      <text:p text:style-name="P13">autoritářský, <text:span text:style-name="T9">silná osobnost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5015141842501" text:continue-list="list2750116420" text:style-name="L1">
        <text:list-item>
          <text:list>
            <text:list-item>
              <text:list>
                <text:list-item>
                  <text:list>
                    <text:list-item>
                      <text:p text:style-name="P19">typický romantický hrdina</text:p>
                      <text:list>
                        <text:list-item>
                          <text:p text:style-name="P19">okraj společnosti</text:p>
                        </text:list-item>
                        <text:list-item>
                          <text:p text:style-name="P19">nešťastná láska</text:p>
                        </text:list-item>
                        <text:list-item>
                          <text:p text:style-name="P19">rozpory (lupič × láska)</text:p>
                        </text:list-item>
                      </text:list>
                    </text:list-item>
                  </text:list>
                </text:list-item>
                <text:list-item>
                  <text:p text:style-name="P12">Jarmila</text:p>
                  <text:list>
                    <text:list-item>
                      <text:p text:style-name="P12">zamilovaná do Viléma, <text:span text:style-name="T10">dříve svedena jeho otcem</text:span></text:p>
                    </text:list-item>
                    <text:list-item>
                      <text:p text:style-name="P12"><text:span text:style-name="T10">výčitky svědomí → </text:span>spáchá sebevraždu</text:p>
                      <text:list>
                        <text:list-item>
                          <text:p text:style-name="P32">vypravěč to dává na jevo nepřímo</text:p>
                        </text:list-item>
                      </text:list>
                    </text:list-item>
                    <text:list-item>
                      <text:p text:style-name="P12"><text:soft-page-break/>krásná</text:p>
                    </text:list-item>
                  </text:list>
                </text:list-item>
                <text:list-item>
                  <text:p text:style-name="P12">Hynek</text:p>
                  <text:list>
                    <text:list-item>
                      <text:p text:style-name="P12">autor</text:p>
                    </text:list-item>
                    <text:list-item>
                      <text:p text:style-name="P21">soucítí s Vilémem, chápe strasti lásky</text:p>
                    </text:list-item>
                  </text:list>
                </text:list-item>
                <text:list-item>
                  <text:p text:style-name="P21">Vilémův otec</text:p>
                  <text:list>
                    <text:list-item>
                      <text:p text:style-name="P21">svedl Jarmilu</text:p>
                    </text:list-item>
                    <text:list-item>
                      <text:p text:style-name="P21">vyhnal malého Viléma</text:p>
                    </text:list-item>
                  </text:list>
                </text:list-item>
                <text:list-item>
                  <text:p text:style-name="P21">Strážný ve vězení</text:p>
                  <text:list>
                    <text:list-item>
                      <text:p text:style-name="P21">soucítění <text:span text:style-name="T14">s Vilémem</text:span></text:p>
                    </text:list-item>
                  </text:list>
                </text:list-item>
                <text:list-item>
                  <text:p text:style-name="P32">Vilémuv Otec</text:p>
                  <text:list>
                    <text:list-item>
                      <text:p text:style-name="P32">Negativní – odkpl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95013379001733" text:continue-numbering="true" text:style-name="L1">
        <text:list-item>
          <text:p text:style-name="P23"><text:span text:style-name="T1">jazykové prostředky</text:span> </text:p>
        </text:list-item>
      </text:list>
      <text:list xml:id="list2687728252" text:style-name="L3">
        <text:list-item>
          <text:list>
            <text:list-item>
              <text:p text:style-name="P24"><text:span text:style-name="T10">dnes: </text:span>často Archaismy; <text:span text:style-name="T10">básnická čeština</text:span></text:p>
            </text:list-item>
            <text:list-item>
              <text:p text:style-name="P22">zpěvný jazyk (zvukomalba – <text:span text:style-name="T11">onomatopoie – slovo napodobuje zvuk</text:span>, zvukosled – <text:span text:style-name="T11">eufonie, kakofonei – skupina hlásek tvořících pocit, zvláštní znění</text:span>)</text:p>
            </text:list-item>
            <text:list-item>
              <text:p text:style-name="P22">hodně oximoronů (konec díla)</text:p>
            </text:list-item>
            <text:list-item>
              <text:p text:style-name="P14">básnická vyjádření</text:p>
            </text:list-item>
            <text:list-item>
              <text:p text:style-name="P25">inverze</text:p>
            </text:list-item>
            <text:list-item>
              <text:p text:style-name="P22">kontrasty (příroda, láska × smrt)</text:p>
            </text:list-item>
          </text:list>
        </text:list-item>
      </text:list>
      <text:list xml:id="list95015064996763" text:continue-list="list95013379001733" text:style-name="L1">
        <text:list-item>
          <text:p text:style-name="P26">Karel Hynek Mácha <text:span text:style-name="T12">(1810-1835)</text:span></text:p>
        </text:list-item>
      </text:list>
      <text:list xml:id="list2822666259" text:style-name="L4">
        <text:list-item>
          <text:list>
            <text:list-item>
              <text:p text:style-name="P27">básník, představitel romantismu</text:p>
            </text:list-item>
            <text:list-item>
              <text:p text:style-name="P27">právník</text:p>
            </text:list-item>
            <text:list-item>
              <text:p text:style-name="P27">inspirace přírodou a Shakespearem</text:p>
            </text:list-item>
            <text:list-item>
              <text:p text:style-name="P28">umřel hodně mladý (v 25 letech)</text:p>
            </text:list-item>
            <text:list-item>
              <text:p text:style-name="P28">lyricko-epická povídka Markytán</text:p>
              <text:list>
                <text:list-item>
                  <text:p text:style-name="P28">básník se pozná nemocnou ženou, která obdivuje jeho dílo</text:p>
                </text:list-item>
              </text:list>
            </text:list-item>
            <text:list-item>
              <text:p text:style-name="P28">román Cikáni</text:p>
              <text:list>
                <text:list-item>
                  <text:p text:style-name="P28">jediný dokončený román</text:p>
                </text:list-item>
              </text:list>
            </text:list-item>
            <text:list-item>
              <text:p text:style-name="P29">problémy s cenzurou</text:p>
              <text:list>
                <text:list-item>
                  <text:p text:style-name="P29">některá jeho díla se (např. Máj) se ostatním obrozencům nezdála být dost vlastenecká, protože Mácha podává vlastenectví alegoricky</text:p>
                </text:list-item>
              </text:list>
            </text:list-item>
            <text:list-item>
              <text:p text:style-name="P30">3. fáze národního obrození</text:p>
              <text:list>
                <text:list-item>
                  <text:p text:style-name="P31">Ty<text:span text:style-name="T13">l</text:span></text:p>
                </text:list-item>
                <text:list-item>
                  <text:p text:style-name="P31">Erben</text:p>
                </text:list-item>
                <text:list-item>
                  <text:p text:style-name="P31">Němcová</text:p>
                </text:list-item>
                <text:list-item>
                  <text:p text:style-name="P31">Borovský</text:p>
                </text:list-item>
                <text:list-item>
                  <text:p text:style-name="P31">vznik 1. politického obrozeneckého programu</text:p>
                </text:list-item>
                <text:list-item>
                  <text:p text:style-name="P31">úkolem literatury zůstávalo povzbuzovat národní sebevědomí, vychovávat k vlastenectví </text:p>
                </text:list-item>
              </text:list>
            </text:list-item>
          </text:list>
        </text:list-item>
      </text:list>
      <text:p text:style-name="P3">ZDROJE:</text:p>
      <text:p text:style-name="P3"><text:span text:style-name="T2">MÁCHA</text:span>, <text:span text:style-name="T2">Karel Hynek</text:span>. <text:span text:style-name="T2">Máj</text:span> [online]. Dostupné z WWW <text:a xlink:type="simple" xlink:href="https://web2.mlp.cz/koweb/00/04/29/98/19/maj.pdf" text:style-name="Internet_20_link" text:visited-style-name="Visited_20_Internet_20_Link">https://web2.mlp.cz/koweb/00/04/29/98/19/maj.pdf</text:a></text:p>
      <text:p text:style-name="P2">Vlastní zápisky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0-11-27T09:50:12.740135958</dc:date>
    <meta:editing-duration>PT3H18M12S</meta:editing-duration>
    <meta:editing-cycles>30</meta:editing-cycles>
    <meta:generator>LibreOffice/7.0.3.1$Linux_X86_64 LibreOffice_project/00$Build-1</meta:generator>
    <meta:print-date>2018-06-11T19:44:00.271000000</meta:print-date>
    <meta:document-statistic meta:table-count="0" meta:image-count="0" meta:object-count="0" meta:page-count="2" meta:paragraph-count="84" meta:word-count="464" meta:character-count="2777" meta:non-whitespace-character-count="2462"/>
  </office:meta>
</office:document-meta>
</file>